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Sr. No</text:p>
          </table:table-cell>
          <table:table-cell office:value-type="string">
            <text:p>IC name </text:p>
          </table:table-cell>
          <table:table-cell office:value-type="string">
            <text:p>Function </text:p>
          </table:table-cell>
          <table:table-cell office:value-type="string">
            <text:p>Qty</text:p>
          </table:table-cell>
          <table:table-cell office:value-type="string">
            <text:p>Package</text:p>
          </table:table-cell>
          <table:table-cell office:value-type="string">
            <text:p>Data shee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n74hc21n</text:p>
          </table:table-cell>
          <table:table-cell office:value-type="string">
            <text:p>Dual 4 input AND </text:p>
          </table:table-cell>
          <table:table-cell table:number-columns-repeated="3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n74ls194</text:p>
          </table:table-cell>
          <table:table-cell office:value-type="string">
            <text:p>Bi- Universal Shift re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4">
            <text:p>7404</text:p>
          </table:table-cell>
          <table:table-cell office:value-type="string">
            <text:p>2 input no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hd74ls163ap</text:p>
          </table:table-cell>
          <table:table-cell office:value-type="string">
            <text:p>syncrounous Binary coun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d4026</text:p>
          </table:table-cell>
          <table:table-cell office:value-type="string">
            <text:p>7 segment counter I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m324s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m74hc10b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138">
            <text:p>74138</text:p>
          </table:table-cell>
          <table:table-cell office:value-type="string">
            <text:p>de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0">
            <text:p>7400</text:p>
          </table:table-cell>
          <table:table-cell office:value-type="string">
            <text:p>n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n74ls90n</text:p>
          </table:table-cell>
          <table:table-cell office:value-type="string">
            <text:p>bcd coun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02">
            <text:p>7402</text:p>
          </table:table-cell>
          <table:table-cell office:value-type="string">
            <text:p>n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32">
            <text:p>7432</text:p>
          </table:table-cell>
          <table:table-cell office:value-type="string">
            <text:p>o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l293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74hc85</text:p>
          </table:table-cell>
          <table:table-cell office:value-type="string">
            <text:p>Comparator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74als151n</text:p>
          </table:table-cell>
          <table:table-cell office:value-type="string">
            <text:p>mu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80c5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411">
            <text:p>7411</text:p>
          </table:table-cell>
          <table:table-cell office:value-type="string">
            <text:p>a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86">
            <text:p>7486</text:p>
          </table:table-cell>
          <table:table-cell office:value-type="string">
            <text:p>xor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555">
            <text:p>55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c741</text:p>
          </table:table-cell>
          <table:table-cell office:value-type="string">
            <text:p>opamp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1">21/07/2019</text:date>, <text:time>02:4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5M45S</meta:editing-duration>
    <meta:editing-cycles>3</meta:editing-cycles>
    <meta:generator>OpenOffice/4.1.5$Win32 OpenOffice.org_project/415m1$Build-9789</meta:generator>
    <dc:date>2019-07-21T02:45:17.22</dc:date>
    <dc:creator>Ashwini Kumar Gupta</dc:creator>
    <meta:document-statistic meta:table-count="3" meta:cell-count="43" meta:object-count="0"/>
    <meta:user-defined meta:name="Info 1"/>
    <meta:user-defined meta:name="Info 2"/>
    <meta:user-defined meta:name="Info 3"/>
    <meta:user-defined meta:name="Info 4"/>
  </office:meta>
</office:document-meta>
</file>